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MessageFormatter.getResourceBundle( String domai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MessageFormatter.DOMMessage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MessageFormatter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MessageFormatter.setLocale( Locale d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MessageFormatter.formatMessage( String domain , String key , Object [ ] argument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